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627.39pt"/>
    </style:style>
    <style:style style:name="co9" style:family="table-column">
      <style:table-column-properties fo:break-before="auto" style:column-width="800.7pt"/>
    </style:style>
    <style:style style:name="co10" style:family="table-column">
      <style:table-column-properties fo:break-before="auto" style:column-width="61.06pt"/>
    </style:style>
    <style:style style:name="co11" style:family="table-column">
      <style:table-column-properties fo:break-before="auto" style:column-width="126.31pt"/>
    </style:style>
    <style:style style:name="co12" style:family="table-column">
      <style:table-column-properties fo:break-before="auto" style:column-width="416.86pt"/>
    </style:style>
    <style:style style:name="co13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area, physical / debuff, area, arm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invulnerability / heal, sel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2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7" table:default-cell-style-name="ce3"/>
        <table:table-column table:style-name="co9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nk Dagger</text:p>
          </table:table-cell>
          <table:table-cell table:style-name="ce2" office:value-type="string" calcext:value-type="string">
            <text:p>Move the piece to the farthest square of the board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 style:data-style-name="N2" text:time-value="20:00:04.575476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9T20:04:12.771078277</dc:date>
    <dc:creator>Ilya Shpigor</dc:creator>
    <meta:editing-duration>PT3H59M57S</meta:editing-duration>
    <meta:editing-cycles>435</meta:editing-cycles>
    <meta:document-statistic meta:table-count="4" meta:cell-count="537" meta:object-count="0"/>
  </office:meta>
</office:document-meta>
</file>